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JwrR6BLCFfhrtHC8WnBT</text:p>
          </table:table-cell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rNzmFfHWRKmdkkB6BqBC</text:p>
          </table:table-cell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FKCcJfChmrMjtKtQkh6Gm</text:p>
          </table:table-cell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F6j9KMpJLc8NNGTfRDhW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J7wpFt8JKRPhM8PwPJLh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JzdzHnKwC6CgPfkWfMFdF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n9DPDTCfTQ8HwmmMLkkp</text:p>
          </table:table-cell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7g8jzTnkQrCmt76zTGCN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zRLrqDjPLdrTCpR6nnrDr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kpQDh6tgtqrjTRqTG8HrD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KJkzrpJCbqpWjPhnWBjp</text:p>
          </table:table-cell>
          <table:table-cell office:value-type="string" calcext:value-type="string">
            <text:p>fwF67FGHHq7rCKdPRz77f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rjd8MmHCQBNpzTpt8m7qg</text:p>
          </table:table-cell>
          <table:table-cell office:value-type="string" calcext:value-type="string">
            <text:p>7MGt8wLQqdFk9F8LBQnD9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BzRRjwkk69mP7QRqTjHP</text:p>
          </table:table-cell>
          <table:table-cell office:value-type="string" calcext:value-type="string">
            <text:p>rpFFbrjQdDFGHgtwmjqKP</text:p>
          </table:table-cell>
          <table:table-cell table:style-name="ce1" office:value-type="string" calcext:value-type="string">
            <text:p>Plunder Ru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G6cgHD8RPBHNjJbtgDDW</text:p>
          </table:table-cell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68mQrCMGrHRczphBzLJw6</text:p>
          </table:table-cell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JPPDQHbRhCK7K8gNCKTQ</text:p>
          </table:table-cell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fCwKjK7TgkjgzKwLbhGL</text:p>
          </table:table-cell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MwPKNHLrHTGPrRjDbhMm</text:p>
          </table:table-cell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7-29T00:00:00.000Z</text:p>
          </table:table-cell>
          <table:table-cell office:value-type="string" calcext:value-type="string">
            <text:p>2022-08-01T00:00:00.000Z</text:p>
          </table:table-cell>
          <table:table-cell office:value-type="string" calcext:value-type="string">
            <text:p>https://fabtcg.com/articles/banne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RwmqhJhBzMLDzTJfgzzt</text:p>
          </table:table-cell>
          <table:table-cell office:value-type="string" calcext:value-type="string">
            <text:p>rDLHG8PWgWpbJ87hRd6fD</text:p>
          </table:table-cell>
          <table:table-cell table:style-name="ce1" office:value-type="string" calcext:value-type="string">
            <text:p>Pulse of Isenlof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table:style-name="ce1" office:value-type="string" calcext:value-type="string">
            <text:p>https://fabtcg.com/articles/banned-suspended-oct-3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nkHRGmPj7MrHKtjBqtrnn</text:p>
          </table:table-cell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z9wmwLrQ7FRHNtLkN88j</text:p>
          </table:table-cell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hW6jpJtd8wqHR8gbk7HP</text:p>
          </table:table-cell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Nrwtrt9mgWTp7cQGRJQ</text:p>
          </table:table-cell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3-01-24T00:00:00.000Z</text:p>
          </table:table-cell>
          <table:table-cell office:value-type="string" calcext:value-type="string">
            <text:p>2023-01-30T00:00:00.000Z</text:p>
          </table:table-cell>
          <table:table-cell office:value-type="string" calcext:value-type="string">
            <text:p>https://fabtcg.com/articles/banned-and-suspended-announcement/</text:p>
          </table:table-cell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0:Sheet1.B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0:47:01.0476661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20:47:08.039773312</dc:date>
    <meta:editing-duration>PT57M20S</meta:editing-duration>
    <meta:editing-cycles>48</meta:editing-cycles>
    <meta:generator>LibreOffice/7.2.5.2$MacOSX_X86_64 LibreOffice_project/499f9727c189e6ef3471021d6132d4c694f357e5</meta:generator>
    <meta:document-statistic meta:table-count="1" meta:cell-count="189" meta:object-count="0"/>
  </office:meta>
</office:document-meta>
</file>